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elthusbakken:</text:p>
      <text:p text:style-name="Normal">Telthusbakken bussholdeplass<text:s/>ligger 3min unna Campus vulkan og er den nærmeste holdeplassen. Bussen går i to retninger<text:s/>-<text:s/>ved plattform1 kan du ta buss nr.54 mot Tjuvholmen og buss nr. 34 mot Ekeberg Hageby. Ved plattform 2 kan du ta buss nr.54 mot Kjelsås stasjon og buss nr. 34 mot Tåsen. For<text:s/>å se avgangstider og avvik gå til<text:s/>ruter.no<text:s/>eller Ruter App som er tilgjengelig på både App-store og Android.</text:p>
      <text:p text:style-name="Normal"/>
      <text:p text:style-name="Normal"/>
      <text:p text:style-name="Normal">Møllerveien:</text:p>
      <text:p text:style-name="Normal">Møllerveien bussholdeplass ligger 6min unna Campus Vulkan - om du foretrekker en liten gåtur eller luft, kan du ta bussen herfra eller gå av her. Fra denne stasjonen går<text:s/>buss nr. 54 og 34 i samme retning. For avgangstider og avvik gå til ruter.no<text:s/>eller Ruter App som er tilgjengelig på både App-store og Android.</text:p>
      <text:p text:style-name="Normal"/>
      <text:p text:style-name="Normal">Jernbanetorget:</text:p>
      <text:p text:style-name="Normal">Jernbanetorget ligger<text:s/>sentralt i byen<text:s/>og<text:s/>er knutepunktet<text:s/>hvor alle busser, trikker og<text:s/>t-baner<text:s/>går<text:s/>til/fra.<text:s/>For<text:s/>å se<text:s/>avgangstider og avvik gå til Ruter.no eller Ruter App som er tilgjengelig på både App-store og Android.</text:p>
      <text:p text:style-name="Normal"/>
      <text:p text:style-name="Normal">Oslo sentralstasjon:</text:p>
      <text:p text:style-name="Normal">Oslo Sentralstasjon<text:s/>ligger<text:s/>rett ved Jernbanetorget – alle tog til/fra Oslo har avgang/ankomst her. For å se avgangstider og avvik gå til NSB.no eller NSB App som er tilgjengelig på både App-store og Android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iaal Khalid</meta:initial-creator>
    <dc:creator>Daniaal Khalid</dc:creator>
    <meta:creation-date>2017-05-28T09:33:00Z</meta:creation-date>
    <dc:date>2017-05-28T16:03:00Z</dc:date>
    <meta:template xlink:href="Normal" xlink:type="simple"/>
    <meta:editing-cycles>2</meta:editing-cycles>
    <meta:editing-duration>PT23400S</meta:editing-duration>
    <meta:document-statistic meta:page-count="1" meta:paragraph-count="2" meta:word-count="192" meta:character-count="1212" meta:row-count="8" meta:non-whitespace-character-count="1022"/>
  </office:meta>
</office:document-meta>
</file>